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layout-cache" manifest:media-type="application/binary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anifest.rdf" manifest:media-type="application/rdf+xml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c814c" officeooo:paragraph-rsid="001c814c"/>
    </style:style>
    <style:style style:name="P2" style:family="paragraph" style:parent-style-name="Text_20_body">
      <style:text-properties officeooo:rsid="001d88ca" officeooo:paragraph-rsid="001d88ca"/>
    </style:style>
    <style:style style:name="P3" style:family="paragraph" style:parent-style-name="Text_20_body">
      <style:text-properties officeooo:rsid="0027c238" officeooo:paragraph-rsid="0027c238"/>
    </style:style>
    <style:style style:name="P4" style:family="paragraph" style:parent-style-name="Text_20_body">
      <style:text-properties officeooo:rsid="002b42f5" officeooo:paragraph-rsid="002b42f5"/>
    </style:style>
    <style:style style:name="P5" style:family="paragraph" style:parent-style-name="Text_20_body">
      <style:text-properties officeooo:rsid="002d1248" officeooo:paragraph-rsid="002d1248"/>
    </style:style>
    <style:style style:name="P6" style:family="paragraph" style:parent-style-name="Text_20_body">
      <style:text-properties officeooo:rsid="002d9d2d" officeooo:paragraph-rsid="002d9d2d"/>
    </style:style>
    <style:style style:name="P7" style:family="paragraph" style:parent-style-name="Text_20_body">
      <style:text-properties officeooo:rsid="002d9d2d" officeooo:paragraph-rsid="003084f9"/>
    </style:style>
    <style:style style:name="P8" style:family="paragraph" style:parent-style-name="Text_20_body">
      <style:text-properties officeooo:rsid="002d9d2d" officeooo:paragraph-rsid="0034fcb8"/>
    </style:style>
    <style:style style:name="P9" style:family="paragraph" style:parent-style-name="Text_20_body">
      <style:text-properties officeooo:rsid="002d9d2d" officeooo:paragraph-rsid="003bc8d4"/>
    </style:style>
    <style:style style:name="P10" style:family="paragraph" style:parent-style-name="Text_20_body">
      <style:text-properties officeooo:rsid="00403046" officeooo:paragraph-rsid="00403046"/>
    </style:style>
    <style:style style:name="P11" style:family="paragraph" style:parent-style-name="Text_20_body">
      <style:text-properties officeooo:paragraph-rsid="00445d99"/>
    </style:style>
    <style:style style:name="P12" style:family="paragraph" style:parent-style-name="Text_20_body">
      <style:text-properties officeooo:rsid="0048bbe2" officeooo:paragraph-rsid="0048bbe2"/>
    </style:style>
    <style:style style:name="P13" style:family="paragraph" style:parent-style-name="Text_20_body">
      <style:text-properties officeooo:rsid="004a4b1b" officeooo:paragraph-rsid="004a4b1b"/>
    </style:style>
    <style:style style:name="P14" style:family="paragraph" style:parent-style-name="Text_20_body">
      <style:text-properties officeooo:rsid="004b93f5" officeooo:paragraph-rsid="004b93f5"/>
    </style:style>
    <style:style style:name="P15" style:family="paragraph" style:parent-style-name="Text_20_body" style:list-style-name="L1">
      <style:text-properties officeooo:rsid="001c814c" officeooo:paragraph-rsid="002d1248"/>
    </style:style>
    <style:style style:name="P16" style:family="paragraph" style:parent-style-name="Text_20_body" style:list-style-name="L1">
      <style:text-properties officeooo:rsid="002d1248" officeooo:paragraph-rsid="002d1248"/>
    </style:style>
    <style:style style:name="P17" style:family="paragraph" style:parent-style-name="Text_20_body" style:list-style-name="L2">
      <style:text-properties officeooo:rsid="00234599" officeooo:paragraph-rsid="00234599"/>
    </style:style>
    <style:style style:name="P18" style:family="paragraph" style:parent-style-name="Text_20_body" style:list-style-name="L2">
      <style:text-properties officeooo:rsid="002516ec" officeooo:paragraph-rsid="002516ec"/>
    </style:style>
    <style:style style:name="P19" style:family="paragraph" style:parent-style-name="Text_20_body">
      <style:text-properties officeooo:rsid="0027c238" officeooo:paragraph-rsid="0027c238"/>
    </style:style>
    <style:style style:name="P20" style:family="paragraph" style:parent-style-name="Text_20_body" style:list-style-name="L3">
      <style:text-properties officeooo:rsid="002d9d2d" officeooo:paragraph-rsid="002d9d2d"/>
    </style:style>
    <style:style style:name="P21" style:family="paragraph" style:parent-style-name="Text_20_body">
      <style:text-properties officeooo:rsid="002d9d2d" officeooo:paragraph-rsid="002d9d2d"/>
    </style:style>
    <style:style style:name="P22" style:family="paragraph" style:parent-style-name="Text_20_body" style:list-style-name="L4">
      <style:text-properties officeooo:rsid="002d9d2d" officeooo:paragraph-rsid="003084f9"/>
    </style:style>
    <style:style style:name="P23" style:family="paragraph" style:parent-style-name="Text_20_body" style:list-style-name="L5">
      <style:text-properties officeooo:rsid="002d9d2d" officeooo:paragraph-rsid="0034fcb8"/>
    </style:style>
    <style:style style:name="P24" style:family="paragraph" style:parent-style-name="Text_20_body" style:list-style-name="L5">
      <style:text-properties officeooo:rsid="002d9d2d" officeooo:paragraph-rsid="003bc8d4"/>
    </style:style>
    <style:style style:name="P25" style:family="paragraph" style:parent-style-name="Text_20_body">
      <style:text-properties officeooo:rsid="003084f9" officeooo:paragraph-rsid="003084f9"/>
    </style:style>
    <style:style style:name="P26" style:family="paragraph" style:parent-style-name="Text_20_body" style:list-style-name="L4">
      <style:text-properties officeooo:rsid="003084f9" officeooo:paragraph-rsid="003084f9"/>
    </style:style>
    <style:style style:name="P27" style:family="paragraph" style:parent-style-name="Text_20_body" style:list-style-name="L5">
      <style:text-properties officeooo:rsid="003084f9" officeooo:paragraph-rsid="0034fcb8"/>
    </style:style>
    <style:style style:name="P28" style:family="paragraph" style:parent-style-name="Text_20_body" style:list-style-name="L5">
      <style:text-properties officeooo:rsid="003084f9" officeooo:paragraph-rsid="003bc8d4"/>
    </style:style>
    <style:style style:name="P29" style:family="paragraph" style:parent-style-name="Text_20_body">
      <style:text-properties officeooo:rsid="0034fcb8" officeooo:paragraph-rsid="0034fcb8"/>
    </style:style>
    <style:style style:name="P30" style:family="paragraph" style:parent-style-name="Text_20_body">
      <style:text-properties officeooo:rsid="00363d12" officeooo:paragraph-rsid="00363d12"/>
    </style:style>
    <style:style style:name="P31" style:family="paragraph" style:parent-style-name="Text_20_body">
      <style:text-properties officeooo:rsid="003bc8d4" officeooo:paragraph-rsid="003bc8d4"/>
    </style:style>
    <style:style style:name="P32" style:family="paragraph" style:parent-style-name="Text_20_body">
      <style:text-properties officeooo:rsid="004b93f5" officeooo:paragraph-rsid="004b93f5"/>
    </style:style>
    <style:style style:name="P33" style:family="paragraph" style:parent-style-name="Text_20_body">
      <style:text-properties officeooo:rsid="004edc38" officeooo:paragraph-rsid="004edc38"/>
    </style:style>
    <style:style style:name="P34" style:family="paragraph" style:parent-style-name="Text_20_body">
      <style:text-properties officeooo:rsid="0051af2d" officeooo:paragraph-rsid="0051af2d"/>
    </style:style>
    <style:style style:name="P35" style:family="paragraph" style:parent-style-name="Text_20_body">
      <style:text-properties officeooo:rsid="00445d99" officeooo:paragraph-rsid="00445d99"/>
    </style:style>
    <style:style style:name="P36" style:family="paragraph" style:parent-style-name="Heading_20_1">
      <style:text-properties officeooo:rsid="00403046" officeooo:paragraph-rsid="00403046"/>
    </style:style>
    <style:style style:name="P37" style:family="paragraph" style:parent-style-name="Heading_20_1">
      <style:paragraph-properties fo:break-before="page"/>
    </style:style>
    <style:style style:name="P38" style:family="paragraph" style:parent-style-name="Heading_20_1">
      <style:paragraph-properties fo:break-before="page"/>
      <style:text-properties officeooo:rsid="0047edf5" officeooo:paragraph-rsid="0047edf5"/>
    </style:style>
    <style:style style:name="P39" style:family="paragraph">
      <loext:graphic-properties draw:fill="none" draw:fill-color="#000000"/>
      <style:paragraph-properties fo:text-align="center"/>
    </style:style>
    <style:style style:name="P40" style:family="paragraph">
      <style:paragraph-properties fo:text-align="center"/>
    </style:style>
    <style:style style:name="P41" style:family="paragraph">
      <loext:graphic-properties draw:fill="none" draw:fill-color="#000000"/>
    </style:style>
    <style:style style:name="P42" style:family="paragraph">
      <loext:graphic-properties draw:fill="none" draw:fill-color="#ffffff"/>
      <style:text-properties fo:color="#ff3333" fo:font-size="18pt" fo:font-weight="bold" style:font-size-asian="18pt" style:font-weight-asian="bold" style:font-size-complex="18pt" style:font-weight-complex="bold"/>
    </style:style>
    <style:style style:name="P43" style:family="paragraph">
      <style:text-properties fo:font-weight="bold" style:font-weight-asian="bold" style:font-weight-complex="bold"/>
    </style:style>
    <style:style style:name="P44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officeooo:rsid="00412687"/>
    </style:style>
    <style:style style:name="T2" style:family="text">
      <style:text-properties officeooo:rsid="00536413"/>
    </style:style>
    <style:style style:name="T3" style:family="text">
      <style:text-properties officeooo:rsid="00548bfe"/>
    </style:style>
    <style:style style:name="T4" style:family="text">
      <style:text-properties fo:color="#ff3333" fo:font-size="18pt" fo:font-weight="bold" style:font-size-asian="18pt" style:font-weight-asian="bold" style:font-size-complex="18pt" style:font-weight-complex="bold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vertical-pos="top" style:vertical-rel="baseline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draw:marker-start-width="0.503cm" draw:marker-end-width="0.503cm" draw:fill="none" draw:fill-color="#000000" draw:textarea-horizontal-align="justify" draw:textarea-vertical-align="middle" draw:auto-grow-height="false" fo:min-height="0.977cm" fo:min-width="0.977cm" fo:padding-top="0.049cm" fo:padding-bottom="0.049cm" fo:padding-left="0.049cm" fo:padding-right="0.049cm" style:run-through="foreground"/>
    </style:style>
    <style:style style:name="gr3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4" style:family="graphic">
      <style:graphic-properties svg:stroke-width="0.101cm" draw:marker-start-width="0.503cm" draw:marker-end-width="0.503cm" draw:fill="none" draw:fill-color="#000000" draw:textarea-horizontal-align="justify" draw:textarea-vertical-align="middle" draw:auto-grow-height="false" fo:min-height="1.014cm" fo:min-width="2.82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101cm" draw:marker-start-width="0.503cm" draw:marker-end-width="0.503cm" draw:fill="none" draw:fill-color="#000000" draw:textarea-horizontal-align="justify" draw:textarea-vertical-align="middle" draw:auto-grow-height="false" fo:min-height="0.915cm" fo:min-width="2.72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101cm" svg:stroke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width="0.101cm" svg:stroke-color="#000000" draw:fill="none" draw:fill-color="#ffffff" fo:min-height="0.8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63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nstructing<text:line-break/>the Voltage Node Matrix</text:p>
      <text:p text:style-name="Text_20_body"/>
      <text:h text:style-name="Heading_20_1" text:outline-level="1">Example Circuit</text:h>
      <text:p text:style-name="P1">Let's go through the steps to build the voltage node matrix for the following circuit:</text:p>
      <text:p text:style-name="P1"><draw:frame text:anchor-type="paragraph" draw:z-index="18" draw:style-name="gr7" draw:text-style-name="P42" svg:width="0.551cm" svg:height="0.862cm" svg:x="8.61cm" svg:y="0.399cm"><draw:text-box><text:p><text:span text:style-name="T4">2</text:span></text:p></draw:text-box></draw:frame><draw:frame draw:style-name="fr1" draw:name="Frame1" text:anchor-type="as-char" svg:width="16.327cm" draw:z-index="0"><draw:text-box fo:min-height="7.232cm"><text:p text:style-name="Frame_20_contents"><draw:g text:anchor-type="paragraph" draw:z-index="1" draw:style-name="gr1"><draw:custom-shape draw:style-name="gr2" draw:text-style-name="P39" svg:width="1.521cm" svg:height="1.521cm" svg:x="1.512cm" svg:y="2.38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39" svg:width="1.521cm" svg:height="1.521cm" svg:x="1.512cm" svg:y="3.3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40" svg:x1="0.85cm" svg:y1="4.831cm" svg:x2="0.85cm" svg:y2="2.406cm"><text:p/></draw:line><draw:line draw:style-name="gr3" draw:text-style-name="P40" svg:x1="0.607cm" svg:y1="2.956cm" svg:x2="0.849cm" svg:y2="2.406cm"><text:p/></draw:line><draw:line draw:style-name="gr3" draw:text-style-name="P40" svg:x1="1.093cm" svg:y1="3cm" svg:x2="0.85cm" svg:y2="2.406cm"><text:p/></draw:line><draw:line draw:style-name="gr3" draw:text-style-name="P40" svg:x1="2.24cm" svg:y1="2.385cm" svg:x2="2.24cm" svg:y2="1.789cm"><text:p/></draw:line><draw:line draw:style-name="gr3" draw:text-style-name="P40" svg:x1="2.284cm" svg:y1="5.473cm" svg:x2="2.284cm" svg:y2="4.877cm"><text:p/></draw:line></draw:g><draw:custom-shape text:anchor-type="paragraph" draw:z-index="2" draw:style-name="gr4" draw:text-style-name="P41" svg:width="2.823cm" svg:height="1.015cm" svg:x="4.332cm" svg:y="0.596cm"><text:p text:style-name="P40">R1</text:p><draw:enhanced-geometry svg:viewBox="0 0 21600 21600" draw:type="rectangle" draw:enhanced-path="M 0 0 L 21600 0 21600 21600 0 21600 0 0 Z N"/></draw:custom-shape><draw:custom-shape text:anchor-type="paragraph" draw:z-index="3" draw:style-name="gr5" draw:text-style-name="P41" svg:width="2.823cm" svg:height="1.015cm" svg:x="10.418cm" svg:y="0.64cm"><text:p text:style-name="P40">R2</text:p><draw:enhanced-geometry svg:viewBox="0 0 21600 21600" draw:type="rectangle" draw:enhanced-path="M 0 0 L 21600 0 21600 21600 0 21600 0 0 Z N"/></draw:custom-shape><draw:custom-shape text:anchor-type="paragraph" draw:z-index="4" draw:style-name="gr5" draw:text-style-name="P41" svg:width="2.823cm" svg:height="1.015cm" draw:transform="rotate (1.5707963267949) translate (8.17033333333333cm 5.00591666666667cm)"><text:p text:style-name="P40">R3</text:p><draw:enhanced-geometry svg:viewBox="0 0 21600 21600" draw:type="rectangle" draw:enhanced-path="M 0 0 L 21600 0 21600 21600 0 21600 0 0 Z N"/></draw:custom-shape><draw:custom-shape text:anchor-type="paragraph" draw:z-index="5" draw:style-name="gr5" draw:text-style-name="P39" svg:width="2.823cm" svg:height="1.015cm" draw:transform="rotate (1.5707963267949) translate (14.3439444444444cm 5.05001388888889cm)"><text:p text:style-name="P40">R4</text:p><draw:enhanced-geometry svg:viewBox="0 0 21600 21600" draw:type="rectangle" draw:enhanced-path="M 0 0 L 21600 0 21600 21600 0 21600 0 0 Z N"/></draw:custom-shape><draw:line text:anchor-type="paragraph" draw:z-index="6" draw:style-name="gr6" draw:text-style-name="P40" svg:x1="2.304cm" svg:y1="6.087cm" svg:x2="14.96cm" svg:y2="6.087cm"><text:p/></draw:line><draw:line text:anchor-type="paragraph" draw:z-index="7" draw:style-name="gr6" draw:text-style-name="P40" svg:x1="2.282cm" svg:y1="5.472cm" svg:x2="2.282cm" svg:y2="6.088cm"><text:p/></draw:line><draw:line text:anchor-type="paragraph" draw:z-index="8" draw:style-name="gr6" draw:text-style-name="P40" svg:x1="8.632cm" svg:y1="5.006cm" svg:x2="8.632cm" svg:y2="6.087cm"><text:p/></draw:line><draw:line text:anchor-type="paragraph" draw:z-index="9" draw:style-name="gr6" draw:text-style-name="P40" svg:x1="14.938cm" svg:y1="5.05cm" svg:x2="14.938cm" svg:y2="6.087cm"><text:p/></draw:line><draw:line text:anchor-type="paragraph" draw:z-index="10" draw:style-name="gr6" draw:text-style-name="P40" svg:x1="4.332cm" svg:y1="1.104cm" svg:x2="2.238cm" svg:y2="1.104cm"><text:p/></draw:line><draw:line text:anchor-type="paragraph" draw:z-index="11" draw:style-name="gr6" draw:text-style-name="P40" svg:x1="4.332cm" svg:y1="1.104cm" svg:x2="2.238cm" svg:y2="1.104cm"><text:p/></draw:line><draw:line text:anchor-type="paragraph" draw:z-index="12" draw:style-name="gr6" draw:text-style-name="P40" svg:x1="10.417cm" svg:y1="1.081cm" svg:x2="7.154cm" svg:y2="1.081cm"><text:p/></draw:line><draw:line text:anchor-type="paragraph" draw:z-index="13" draw:style-name="gr6" draw:text-style-name="P40" svg:x1="14.762cm" svg:y1="1.104cm" svg:x2="13.24cm" svg:y2="1.104cm"><text:p/></draw:line><draw:line text:anchor-type="paragraph" draw:z-index="14" draw:style-name="gr6" draw:text-style-name="P40" svg:x1="14.871cm" svg:y1="0.972cm" svg:x2="14.871cm" svg:y2="2.228cm"><text:p/></draw:line><draw:line text:anchor-type="paragraph" draw:z-index="15" draw:style-name="gr6" draw:text-style-name="P40" svg:x1="2.238cm" svg:y1="1.104cm" svg:x2="2.238cm" svg:y2="1.72cm"><text:p/></draw:line><draw:line text:anchor-type="paragraph" draw:z-index="16" draw:style-name="gr6" draw:text-style-name="P40" svg:x1="8.677cm" svg:y1="1.102cm" svg:x2="8.677cm" svg:y2="2.183cm"><text:p/></draw:line><draw:frame text:anchor-type="paragraph" draw:z-index="17" draw:style-name="gr7" draw:text-style-name="P42" svg:width="0.551cm" svg:height="0.862cm" svg:x="2.833cm" svg:y="0.243cm"><draw:text-box><text:p><text:span text:style-name="T4">1</text:span></text:p></draw:text-box></draw:frame><draw:frame text:anchor-type="paragraph" draw:z-index="19" draw:style-name="gr7" draw:text-style-name="P42" svg:width="0.551cm" svg:height="0.862cm" svg:x="14.122cm" svg:y="0.09cm"><draw:text-box><text:p><text:span text:style-name="T4">3</text:span></text:p></draw:text-box></draw:frame><draw:frame text:anchor-type="paragraph" draw:z-index="20" draw:style-name="gr7" draw:text-style-name="P42" svg:width="0.551cm" svg:height="0.862cm" svg:x="10.836cm" svg:y="5.05cm"><draw:text-box><text:p><text:span text:style-name="T4">0</text:span></text:p></draw:text-box></draw:frame><draw:frame text:anchor-type="paragraph" draw:z-index="31" draw:style-name="gr8" draw:text-style-name="P44" svg:width="0.795cm" svg:height="0.632cm" svg:x="2.408cm" svg:y="4.875cm"><draw:text-box><text:p text:style-name="P43"><text:span text:style-name="T5">n+</text:span></text:p></draw:text-box></draw:frame><draw:frame text:anchor-type="paragraph" draw:z-index="32" draw:style-name="gr8" draw:text-style-name="P44" svg:width="0.795cm" svg:height="0.632cm" svg:x="2.468cm" svg:y="1.753cm"><draw:text-box><text:p text:style-name="P43"><text:span text:style-name="T5">n-</text:span></text:p></draw:text-box></draw:frame></text:p></draw:text-box></draw:frame></text:p>
      <text:p text:style-name="P2">The SPICE for this looks something like:</text:p>
      <text:p text:style-name="Preformatted_20_Text">I1 <text:span text:style-name="T2">0 1</text:span> 3 <text:s text:c="2"/>; <text:span text:style-name="T2">current flows from n+ through to n-</text:span></text:p>
      <text:p text:style-name="Preformatted_20_Text">R1 1 2 <text:span text:style-name="T3">5</text:span></text:p>
      <text:p text:style-name="Preformatted_20_Text">R2 2 3 <text:span text:style-name="T3">5</text:span></text:p>
      <text:p text:style-name="Preformatted_20_Text">R3 2 0 <text:span text:style-name="T3">10</text:span></text:p>
      <text:p text:style-name="Preformatted_20_Text">R4 3 0 <text:span text:style-name="T3">10</text:span></text:p>
      <text:p text:style-name="Preformatted_20_Text"/>
      <text:p text:style-name="P35">Ngspice gives:</text:p>
      <text:p text:style-name="Preformatted_20_Text">******</text:p>
      <text:p text:style-name="Preformatted_20_Text">** ngspice-26 : Circuit level simulation program</text:p>
      <text:p text:style-name="Preformatted_20_Text">** The U. C. Berkeley CAD Group</text:p>
      <text:p text:style-name="Preformatted_20_Text">** Copyright 1985-1994, Regents of the University of California.</text:p>
      <text:p text:style-name="Preformatted_20_Text">** Please get your ngspice manual from http://ngspice.sourceforge.net/docs.html</text:p>
      <text:p text:style-name="Preformatted_20_Text">** Please file your bug-reports at http://ngspice.sourceforge.net/bugrep.html</text:p>
      <text:p text:style-name="Preformatted_20_Text">** Creation Date: Sat Jun 18 21:22:25 IST 2016</text:p>
      <text:p text:style-name="Preformatted_20_Text">******</text:p>
      <text:p text:style-name="Preformatted_20_Text">Circuit: * build 002 example</text:p>
      <text:p text:style-name="Preformatted_20_Text"/>
      <text:p text:style-name="Preformatted_20_Text">Doing analysis at TEMP = 27.000000 and TNOM = 27.000000</text:p>
      <text:p text:style-name="Preformatted_20_Text"/>
      <text:p text:style-name="Preformatted_20_Text">No. of Data Rows : 1</text:p>
      <text:p text:style-name="Preformatted_20_Text">v(1) = 3.300000e+01</text:p>
      <text:p text:style-name="Preformatted_20_Text">v(2) = 1.800000e+01</text:p>
      <text:p text:style-name="Preformatted_20_Text">v(3) = 1.200000e+01</text:p>
      <text:p text:style-name="Preformatted_20_Text">ngspice-26 done</text:p>
      <text:p text:style-name="P11"/>
      <text:h text:style-name="P37" text:outline-level="1">Algorithm</text:h>
      <text:p text:style-name="P1">Iterate through each circuit element in the SPICE netlist and update the node equations as we go. This way, I think I can get away without building an adjacency list or anything like that.</text:p>
      <text:list xml:id="list1627474979133050671" text:style-name="L1">
        <text:list-item>
          <text:p text:style-name="P15">We'll include the ground node so I don't have to special-case the code everywhere. </text:p>
        </text:list-item>
        <text:list-item>
          <text:p text:style-name="P15">Matrices and vectors are 0-indexed, with index 0 being the ground node.</text:p>
        </text:list-item>
        <text:list-item>
          <text:p text:style-name="P16">Negative current flows out of a node.</text:p>
        </text:list-item>
      </text:list>
      <text:p text:style-name="P5">The basic algorithm is something along the lines of:</text:p>
      <text:list xml:id="list5992850645730966972" text:style-name="L2">
        <text:list-item>
          <text:p text:style-name="P17">Take a sweep through the circuit and count the nodes. Assume that the node names have been replaced with integer indices starting from 1 (ground is 0, as always).</text:p>
        </text:list-item>
        <text:list-item>
          <text:p text:style-name="P17">Use the node count to size the voltage matrix, and the current vector.</text:p>
        </text:list-item>
        <text:list-item>
          <text:p text:style-name="P18">Go through each element in the circuit and update the matrix and current vectors appropriately.</text:p>
        </text:list-item>
      </text:list>
      <text:p text:style-name="Text_20_body"/>
      <text:h text:style-name="P37" text:outline-level="1">Example</text:h>
      <text:p text:style-name="P3">After counting the nodes, we get 4. Initialise the matrix as so:</text:p>
      <text:p text:style-name="P3"><draw:frame draw:style-name="fr2" draw:name="Object1" text:anchor-type="as-char" svg:y="-1.233cm" svg:width="5.764cm" svg:height="2.215cm" draw:z-index="21"><draw:object xlink:href="./Object 1" xlink:type="simple" xlink:show="embed" xlink:actuate="onLoad"/><draw:image xlink:href="./ObjectReplacements/Object 1" xlink:type="simple" xlink:show="embed" xlink:actuate="onLoad"/></draw:frame></text:p>
      <text:h text:style-name="Heading_20_2" text:outline-level="2">I1 1 0 3</text:h>
      <text:p text:style-name="P4">This means 3A flowing into node 1, and -3A out of ground.</text:p>
      <text:p text:style-name="P4"><draw:frame draw:style-name="fr2" draw:name="Object2" text:anchor-type="as-char" svg:y="-1.24cm" svg:width="6.078cm" svg:height="2.23cm" draw:z-index="22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h text:style-name="Heading_20_2" text:outline-level="2">R1 1 2 10</text:h>
      <text:p text:style-name="P6">For this there are two things:</text:p>
      <text:list xml:id="list2476470817676046897" text:style-name="L3">
        <text:list-item>
          <text:p text:style-name="P20">Firstly, (v1 – v2)/R1 out of node 1</text:p>
        </text:list-item>
        <text:list-item>
          <text:p text:style-name="P20">Then (v2 – v1)/R1 out of node 2</text:p>
        </text:list-item>
      </text:list>
      <text:p text:style-name="P6"><draw:frame draw:style-name="fr2" draw:name="Object3" text:anchor-type="as-char" svg:y="-1.826cm" svg:width="6.269cm" svg:height="3.401cm" draw:z-index="23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h text:style-name="Heading_20_2" text:outline-level="2">R2 2 3 10</text:h>
      <text:p text:style-name="P25">Again:</text:p>
      <text:list xml:id="list381389071741837328" text:style-name="L4">
        <text:list-item>
          <text:p text:style-name="P26">Firstly, (v2 – v3)/R2 out of node 2</text:p>
        </text:list-item>
        <text:list-item>
          <text:p text:style-name="P22">Then (v3 – v2)/R2 out of node 3</text:p>
        </text:list-item>
      </text:list>
      <text:p text:style-name="P7"><draw:frame draw:style-name="fr2" draw:name="Object4" text:anchor-type="as-char" svg:y="-2.118cm" svg:width="7.292cm" svg:height="3.986cm" draw:z-index="24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h text:style-name="Heading_20_2" text:outline-level="2"><text:soft-page-break/>R3 2 0 5</text:h>
      <text:p text:style-name="P29">Then:</text:p>
      <text:list xml:id="list1371319278207231756" text:style-name="L5">
        <text:list-item>
          <text:p text:style-name="P27">Firstly, (v2 – v0)/R3 out of node 2</text:p>
        </text:list-item>
        <text:list-item>
          <text:p text:style-name="P23">Then (v0 – v2)/R3 out of node 0</text:p>
        </text:list-item>
      </text:list>
      <text:p text:style-name="P8"><draw:frame draw:style-name="fr2" draw:name="Object5" text:anchor-type="as-char" svg:y="-2.411cm" svg:width="8.327cm" svg:height="4.572cm" draw:z-index="25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30">I know v0 = 0V, but for the sake of not introducing special cases, roll with it.</text:p>
      <text:h text:style-name="Heading_20_2" text:outline-level="2">R4 3 0 5</text:h>
      <text:p text:style-name="P31">Finally:</text:p>
      <text:list xml:id="list201743553318443" text:continue-numbering="true" text:style-name="L5">
        <text:list-item>
          <text:p text:style-name="P28">Firstly, (v3 – v0)/R4 out of node 3</text:p>
        </text:list-item>
        <text:list-item>
          <text:p text:style-name="P24">Then (v0 – v3)/R4 out of node 0</text:p>
        </text:list-item>
      </text:list>
      <text:p text:style-name="P9"><draw:frame draw:style-name="fr2" draw:name="Object6" text:anchor-type="as-char" svg:y="-2.411cm" svg:width="10.236cm" svg:height="4.572cm" draw:z-index="26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Text_20_body"/>
      <text:h text:style-name="P38" text:outline-level="1">Gaussian Reduction</text:h>
      <text:p text:style-name="P12">This reduces a matrix to its row echelon form, so that back-substitution can be used to solve all the variables one-by-one.</text:p>
      <text:p text:style-name="P12">For our example above, we'll first combine the voltage matrix and the current matrix into an augmented matrix.</text:p>
      <text:p text:style-name="P12"><draw:frame draw:style-name="fr2" draw:name="Object7" text:anchor-type="as-char" svg:y="-2.411cm" svg:width="9.176cm" svg:height="4.572cm" draw:z-index="27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13">And now the aim is to convert it to this form:</text:p>
      <text:p text:style-name="P12"><draw:frame draw:style-name="fr2" draw:name="Object8" text:anchor-type="as-char" svg:y="-1.24cm" svg:width="4.42cm" svg:height="2.23cm" draw:z-index="28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14">Then, solve…</text:p>
      <text:p text:style-name="P14"/>
      <text:h text:style-name="Heading_20_2" text:outline-level="2">Back Substitution</text:h>
      <text:p text:style-name="P33">N=3</text:p>
      <text:p text:style-name="P33"><draw:frame draw:style-name="fr2" draw:name="Object9" text:anchor-type="as-char" svg:y="-1.034cm" svg:width="4.531cm" svg:height="1.88cm" draw:z-index="29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34">Loop i = 3 → 1</text:p>
      <text:p text:style-name="P33"><draw:frame draw:style-name="fr2" draw:name="Object10" text:anchor-type="as-char" svg:y="-0.773cm" svg:width="3.844cm" svg:height="1.259cm" draw:z-index="30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h text:style-name="P36" text:outline-level="1">Thinking Ahead</text:h>
      <text:p text:style-name="P10">This is straight-forward for current-sources and resistors. But what happens when the currents become non-linear? How do I store a function in the matrix? <text:span text:style-name="T1">Or are these more likely to go in the current vector? Either way, things'll get messy. Do I store a list of functions that also must be applied to the vector or something?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8:32:27.429225040</meta:creation-date>
    <dc:date>2017-08-31T20:17:43.012782920</dc:date>
    <meta:editing-duration>PT3H25M14S</meta:editing-duration>
    <meta:editing-cycles>50</meta:editing-cycles>
    <meta:generator>LibreOffice/5.0.3.2$Linux_X86_64 LibreOffice_project/00m0$Build-2</meta:generator>
    <meta:document-statistic meta:table-count="0" meta:image-count="0" meta:object-count="10" meta:page-count="5" meta:paragraph-count="76" meta:word-count="537" meta:character-count="2843" meta:non-whitespace-character-count="2374"/>
  </office:meta>
</office:document-meta>
</file>

<file path=Object 1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0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0 # 0.0 # 0.0 # 0.0 ##
0.0 # 0.0 # 0.0 # 0.0 ##
0.0 # 0.0 # 0.0 # 0.0 ##
0.0 # 0.0 # 0.0 # 0.0
} right ]

left [matrix{
v0 ## v1 ## v2 ## v3 
} right ]

=
left [matrix{
0.0 ## 0.0 ## 0.0 ## 0.0 
} right ]

</annotation>
  </semantics>
</math>
</file>

<file path=Object 10/content.xml><?xml version="1.0" encoding="utf-8"?>
<math xmlns="http://www.w3.org/1998/Math/MathML" display="block">
  <semantics>
    <mrow>
      <mrow>
        <msub>
          <mi>v</mi>
          <mi>i</mi>
        </msub>
        <mo stretchy="false">=</mo>
        <mfrac>
          <mn>1</mn>
          <msub>
            <mi>a</mi>
            <mi mathvariant="italic">ii</mi>
          </msub>
        </mfrac>
      </mrow>
      <mrow>
        <mo fence="true" stretchy="true">(</mo>
        <mrow>
          <mrow>
            <mrow>
              <msub>
                <mi>I</mi>
                <mi>i</mi>
              </msub>
              <mo stretchy="false">−</mo>
              <mrow>
                <munderover>
                  <mo stretchy="false">∑</mo>
                  <mrow>
                    <mi>j</mi>
                    <mo stretchy="false">=</mo>
                    <mrow>
                      <mi>i</mi>
                      <mo stretchy="false">+</mo>
                      <mn>1</mn>
                    </mrow>
                  </mrow>
                  <mi>N</mi>
                </munderover>
                <msub>
                  <mi>a</mi>
                  <mi mathvariant="italic">ij</mi>
                </msub>
              </mrow>
            </mrow>
            <msub>
              <mi>v</mi>
              <mi>j</mi>
            </msub>
          </mrow>
        </mrow>
        <mo fence="true" stretchy="true">)</mo>
      </mrow>
    </mrow>
    <annotation encoding="StarMath 5.0">v_i = { 1 } over { a_{ii}} left ( I_i - sum from{j=i+1} to{N} a_{ij}v_{j} right )
</annotation>
  </semantics>
</math>
</file>

<file path=Object 2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3.0</mn>
                  </mrow>
                </mtd>
              </mtr>
              <mtr>
                <mtd>
                  <mn>3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0 # 0.0 # 0.0 # 0.0 ##
0.0 # 0.0 # 0.0 # 0.0 ##
0.0 # 0.0 # 0.0 # 0.0 ##
0.0 # 0.0 # 0.0 # 0.0
} right ]

left [matrix{
v0 ## v1 ## v2 ## v3 
} right ]

=
left [matrix{
-3.0 ## 3.0 ## 0.0 ## 0.0 
} right ]

</annotation>
  </semantics>
</math>
</file>

<file path=Object 3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frac>
                  <mn>1</mn>
                  <mrow>
                    <mi>R</mi>
                    <mn>1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frac>
                  <mn>1</mn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3.0</mn>
                  </mrow>
                </mtd>
              </mtr>
              <mtr>
                <mtd>
                  <mn>3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0 # 0.0 # 0.0 # 0.0 ##
0.0 # {1} over {R1} # {-1} over {R1} # 0.0 ##
0.0 # {-1} over {R1} # {1} over {R1} # 0.0 ##
0.0 # 0.0 # 0.0 # 0.0
} right ]

left [matrix{
v0 ## v1 ## v2 ## v3 
} right ]

=
left [matrix{
-3.0 ## 3.0 ## 0.0 ## 0.0 
} right ]

</annotation>
  </semantics>
</math>
</file>

<file path=Object 4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frac>
                  <mn>1</mn>
                  <mrow>
                    <mi>R</mi>
                    <mn>1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n>0.0</mn>
              </mtd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frac>
                  <mn>1</mn>
                  <mrow>
                    <mi>R</mi>
                    <mn>2</mn>
                  </mrow>
                </mfrac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3.0</mn>
                  </mrow>
                </mtd>
              </mtr>
              <mtr>
                <mtd>
                  <mn>3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0 # 0.0 # 0.0 # 0.0 ##
0.0 # {1} over {R1} # {-1} over {R1} # 0.0 ##
0.0 # {-1} over {R1} # {1} over {R1} + {1} over {R2} # {-1} over {R2} ##
0.0 # 0.0 # {-1} over {R2} # {1} over {R2}
} right ]

left [matrix{
v0 ## v1 ## v2 ## v3 
} right ]

=
left [matrix{
-3.0 ## 3.0 ## 0.0 ## 0.0 
} right ]

</annotation>
  </semantics>
</math>
</file>

<file path=Object 5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frac>
                  <mn>1</mn>
                  <mrow>
                    <mi>R</mi>
                    <mn>3</mn>
                  </mrow>
                </mfrac>
              </mtd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3</mn>
                  </mrow>
                </mfrac>
              </mtd>
              <mtd>
                <mn>0.0</mn>
              </mtd>
            </mtr>
            <mtr>
              <mtd>
                <mn>0.0</mn>
              </mtd>
              <mtd>
                <mfrac>
                  <mn>1</mn>
                  <mrow>
                    <mi>R</mi>
                    <mn>1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i>R</mi>
                    <mn>3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  <mo stretchy="false">+</mo>
                  <mfrac>
                    <mn>1</mn>
                    <mrow>
                      <mi>R</mi>
                      <mn>3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n>0.0</mn>
              </mtd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frac>
                  <mn>1</mn>
                  <mrow>
                    <mi>R</mi>
                    <mn>2</mn>
                  </mrow>
                </mfrac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3.0</mn>
                  </mrow>
                </mtd>
              </mtr>
              <mtr>
                <mtd>
                  <mn>3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{1} over {R3} # 0.0 # {-1} over {R3} # 0.0 ##
0.0 # {1} over {R1} # {-1} over {R1} # 0.0 ##
{-1} over {R3} # {-1} over {R1} # {1} over {R1} + {1} over {R2} + {1} over {R3} # {-1} over {R2} ##
0.0 # 0.0 # {-1} over {R2} # {1} over {R2}
} right ]

left [matrix{
v0 ## v1 ## v2 ## v3 
} right ]

=
left [matrix{
-3.0 ## 3.0 ## 0.0 ## 0.0 
} right ]

</annotation>
  </semantics>
</math>
</file>

<file path=Object 6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frac>
                    <mn>1</mn>
                    <mrow>
                      <mi>R</mi>
                      <mn>3</mn>
                    </mrow>
                  </mfrac>
                  <mo stretchy="false">+</mo>
                  <mfrac>
                    <mn>1</mn>
                    <mrow>
                      <mi>R</mi>
                      <mn>4</mn>
                    </mrow>
                  </mfrac>
                </mrow>
              </mtd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3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4</mn>
                  </mrow>
                </mfrac>
              </mtd>
            </mtr>
            <mtr>
              <mtd>
                <mn>0.0</mn>
              </mtd>
              <mtd>
                <mfrac>
                  <mn>1</mn>
                  <mrow>
                    <mi>R</mi>
                    <mn>1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i>R</mi>
                    <mn>3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  <mo stretchy="false">+</mo>
                  <mfrac>
                    <mn>1</mn>
                    <mrow>
                      <mi>R</mi>
                      <mn>3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i>R</mi>
                    <mn>4</mn>
                  </mrow>
                </mfrac>
              </mtd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row>
                  <mfrac>
                    <mn>1</mn>
                    <mrow>
                      <mi>R</mi>
                      <mn>2</mn>
                    </mrow>
                  </mfrac>
                  <mo stretchy="false">+</mo>
                  <mfrac>
                    <mn>1</mn>
                    <mrow>
                      <mi>R</mi>
                      <mn>4</mn>
                    </mrow>
                  </mfrac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3.0</mn>
                  </mrow>
                </mtd>
              </mtr>
              <mtr>
                <mtd>
                  <mn>3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{1} over {R3} + {1} over {R4} # 0.0 # {-1} over {R3} # {-1} over {R4} ##
0.0 # {1} over {R1} # {-1} over {R1} # 0.0 ##
{-1} over {R3} # {-1} over {R1} # {1} over {R1} + {1} over {R2} + {1} over {R3} # {-1} over {R2} ##
{-1} over {R4} # 0.0 # {-1} over {R2} # {1} over {R2} + {1} over {R4}
} right ]

left [matrix{
v0 ## v1 ## v2 ## v3 
} right ]

=
left [matrix{
-3.0 ## 3.0 ## 0.0 ## 0.0 
} right ]

</annotation>
  </semantics>
</math>
</file>

<file path=Object 7/content.xml><?xml version="1.0" encoding="utf-8"?>
<math xmlns="http://www.w3.org/1998/Math/MathML" display="block">
  <semantics>
    <mrow>
      <mo fence="true" stretchy="true">[</mo>
      <mrow>
        <mtable>
          <mtr>
            <mtd>
              <mrow>
                <mfrac>
                  <mn>1</mn>
                  <mrow>
                    <mi>R</mi>
                    <mn>3</mn>
                  </mrow>
                </mfrac>
                <mo stretchy="false">+</mo>
                <mfrac>
                  <mn>1</mn>
                  <mrow>
                    <mi>R</mi>
                    <mn>4</mn>
                  </mrow>
                </mfrac>
              </mrow>
            </mtd>
            <mtd>
              <mn>0.0</mn>
            </mtd>
            <mtd>
              <mfrac>
                <mrow>
                  <mo stretchy="false">−</mo>
                  <mn>1</mn>
                </mrow>
                <mrow>
                  <mi>R</mi>
                  <mn>3</mn>
                </mrow>
              </mfrac>
            </mtd>
            <mtd>
              <mfrac>
                <mrow>
                  <mo stretchy="false">−</mo>
                  <mn>1</mn>
                </mrow>
                <mrow>
                  <mi>R</mi>
                  <mn>4</mn>
                </mrow>
              </mfrac>
            </mtd>
            <mtd>
              <mrow>
                <mo stretchy="false">−</mo>
                <mn>3.0</mn>
              </mrow>
            </mtd>
          </mtr>
          <mtr>
            <mtd>
              <mn>0.0</mn>
            </mtd>
            <mtd>
              <mfrac>
                <mn>1</mn>
                <mrow>
                  <mi>R</mi>
                  <mn>1</mn>
                </mrow>
              </mfrac>
            </mtd>
            <mtd>
              <mfrac>
                <mrow>
                  <mo stretchy="false">−</mo>
                  <mn>1</mn>
                </mrow>
                <mrow>
                  <mi>R</mi>
                  <mn>1</mn>
                </mrow>
              </mfrac>
            </mtd>
            <mtd>
              <mn>0.0</mn>
            </mtd>
            <mtd>
              <mn>3.0</mn>
            </mtd>
          </mtr>
          <mtr>
            <mtd>
              <mfrac>
                <mrow>
                  <mo stretchy="false">−</mo>
                  <mn>1</mn>
                </mrow>
                <mrow>
                  <mi>R</mi>
                  <mn>3</mn>
                </mrow>
              </mfrac>
            </mtd>
            <mtd>
              <mfrac>
                <mrow>
                  <mo stretchy="false">−</mo>
                  <mn>1</mn>
                </mrow>
                <mrow>
                  <mi>R</mi>
                  <mn>1</mn>
                </mrow>
              </mfrac>
            </mtd>
            <mtd>
              <mrow>
                <mfrac>
                  <mn>1</mn>
                  <mrow>
                    <mi>R</mi>
                    <mn>1</mn>
                  </mrow>
                </mfrac>
                <mo stretchy="false">+</mo>
                <mfrac>
                  <mn>1</mn>
                  <mrow>
                    <mi>R</mi>
                    <mn>2</mn>
                  </mrow>
                </mfrac>
                <mo stretchy="false">+</mo>
                <mfrac>
                  <mn>1</mn>
                  <mrow>
                    <mi>R</mi>
                    <mn>3</mn>
                  </mrow>
                </mfrac>
              </mrow>
            </mtd>
            <mtd>
              <mfrac>
                <mrow>
                  <mo stretchy="false">−</mo>
                  <mn>1</mn>
                </mrow>
                <mrow>
                  <mi>R</mi>
                  <mn>2</mn>
                </mrow>
              </mfrac>
            </mtd>
            <mtd>
              <mn>0.0</mn>
            </mtd>
          </mtr>
          <mtr>
            <mtd>
              <mfrac>
                <mrow>
                  <mo stretchy="false">−</mo>
                  <mn>1</mn>
                </mrow>
                <mrow>
                  <mi>R</mi>
                  <mn>4</mn>
                </mrow>
              </mfrac>
            </mtd>
            <mtd>
              <mn>0.0</mn>
            </mtd>
            <mtd>
              <mfrac>
                <mrow>
                  <mo stretchy="false">−</mo>
                  <mn>1</mn>
                </mrow>
                <mrow>
                  <mi>R</mi>
                  <mn>2</mn>
                </mrow>
              </mfrac>
            </mtd>
            <mtd>
              <mrow>
                <mfrac>
                  <mn>1</mn>
                  <mrow>
                    <mi>R</mi>
                    <mn>2</mn>
                  </mrow>
                </mfrac>
                <mo stretchy="false">+</mo>
                <mfrac>
                  <mn>1</mn>
                  <mrow>
                    <mi>R</mi>
                    <mn>4</mn>
                  </mrow>
                </mfrac>
              </mrow>
            </mtd>
            <mtd>
              <mn>0.0</mn>
            </mtd>
          </mtr>
        </mtable>
      </mrow>
      <mo fence="true" stretchy="true">]</mo>
    </mrow>
    <annotation encoding="StarMath 5.0">left [ matrix{
{1} over {R3} + {1} over {R4} # 0.0 # {-1} over {R3} # {-1} over {R4} # -3.0 ##
0.0 # {1} over {R1} # {-1} over {R1} # 0.0 # 3.0 ##
{-1} over {R3} # {-1} over {R1} # {1} over {R1} + {1} over {R2} + {1} over {R3} # {-1}  over {R2} # 0.0 ##
{-1} over {R4} # 0.0 # {-1} over {R2} # {1} over {R2} + {1} over {R4} # 0.0
} right ]


</annotation>
  </semantics>
</math>
</file>

<file path=Object 8/content.xml><?xml version="1.0" encoding="utf-8"?>
<math xmlns="http://www.w3.org/1998/Math/MathML" display="block">
  <semantics>
    <mrow>
      <mo fence="true" stretchy="true">[</mo>
      <mrow>
        <mtable>
          <mtr>
            <mtd>
              <mi>a</mi>
            </mtd>
            <mtd>
              <mi>?</mi>
            </mtd>
            <mtd>
              <mi>?</mi>
            </mtd>
            <mtd>
              <mi>?</mi>
            </mtd>
            <mtd>
              <mi>?</mi>
            </mtd>
          </mtr>
          <mtr>
            <mtd>
              <mn>0.0</mn>
            </mtd>
            <mtd>
              <mi>b</mi>
            </mtd>
            <mtd>
              <mi>?</mi>
            </mtd>
            <mtd>
              <mi>?</mi>
            </mtd>
            <mtd>
              <mi>?</mi>
            </mtd>
          </mtr>
          <mtr>
            <mtd>
              <mn>0.0</mn>
            </mtd>
            <mtd>
              <mn>0.0</mn>
            </mtd>
            <mtd>
              <mi>c</mi>
            </mtd>
            <mtd>
              <mi>?</mi>
            </mtd>
            <mtd>
              <mi>?</mi>
            </mtd>
          </mtr>
          <mtr>
            <mtd>
              <mn>0.0</mn>
            </mtd>
            <mtd>
              <mn>0.0</mn>
            </mtd>
            <mtd>
              <mn>0.0</mn>
            </mtd>
            <mtd>
              <mi>d</mi>
            </mtd>
            <mtd>
              <mn>0.0</mn>
            </mtd>
          </mtr>
        </mtable>
      </mrow>
      <mo fence="true" stretchy="true">]</mo>
    </mrow>
    <annotation encoding="StarMath 5.0">left [ matrix{
a   # ? # ? # ? # ? ##
0.0 # b # ? # ? # ? ##
0.0 # 0.0 # c # ? # ? ##
0.0 # 0.0 # 0.0 # d # 0.0
} right ]


</annotation>
  </semantics>
</math>
</file>

<file path=Object 9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sub>
                  <mi>a</mi>
                  <mn>1,1</mn>
                </msub>
              </mtd>
              <mtd>
                <msub>
                  <mi>a</mi>
                  <mn>1,2</mn>
                </msub>
              </mtd>
              <mtd>
                <msub>
                  <mi>a</mi>
                  <mn>1,3</mn>
                </msub>
              </mtd>
            </mtr>
            <mtr>
              <mtd>
                <mn>0</mn>
              </mtd>
              <mtd>
                <msub>
                  <mi>a</mi>
                  <mn>2,2</mn>
                </msub>
              </mtd>
              <mtd>
                <msub>
                  <mi>a</mi>
                  <mn>2,3</mn>
                </msub>
              </mtd>
            </mtr>
            <mtr>
              <mtd>
                <mn>0</mn>
              </mtd>
              <mtd>
                <mn>0</mn>
              </mtd>
              <mtd>
                <msub>
                  <mi>a</mi>
                  <mn>3,3</mn>
                </msub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sub>
                    <mi>v</mi>
                    <mn>1</mn>
                  </msub>
                </mtd>
              </mtr>
              <mtr>
                <mtd>
                  <msub>
                    <mi>v</mi>
                    <mn>2</mn>
                  </msub>
                </mtd>
              </mtr>
              <mtr>
                <mtd>
                  <msub>
                    <mi>v</mi>
                    <mn>3</mn>
                  </msub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sub>
                    <mi>I</mi>
                    <mn>1</mn>
                  </msub>
                </mtd>
              </mtr>
              <mtr>
                <mtd>
                  <msub>
                    <mi>I</mi>
                    <mn>2</mn>
                  </msub>
                </mtd>
              </mtr>
              <mtr>
                <mtd>
                  <msub>
                    <mi>I</mi>
                    <mn>3</mn>
                  </msub>
                </mtd>
              </mtr>
            </mtable>
          </mrow>
          <mo fence="true" stretchy="true">]</mo>
        </mrow>
      </mrow>
    </mrow>
    <annotation encoding="StarMath 5.0">left [ matrix{
a_1,1 # a_1,2 # a_1,3 ##
0 # a_2,2 # a_2,3 ##
0 # 0 # a_3,3
} right ]

left [matrix{
v_1 ## v_2 ## v_3
} right ]

=
left [matrix{
I_1 ## I_2 ## I_3
} right ]

</annotation>
  </semantics>
</math>
</file>